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justify" style:justify-single-word="false" fo:break-before="auto" fo:break-after="auto" style:writing-mode="lr-tb"/>
    </style:style>
    <style:style style:name="P2" style:family="paragraph" style:parent-style-name="Standard">
      <style:paragraph-properties fo:margin-left="0cm" fo:margin-right="0cm" fo:line-height="115%" fo:text-align="justify" style:justify-single-word="false" fo:text-indent="1.235cm" style:auto-text-indent="false" fo:break-before="auto" fo:break-after="auto" style:writing-mode="lr-tb"/>
    </style:style>
    <style:style style:name="P3" style:family="paragraph" style:parent-style-name="Standard">
      <style:paragraph-properties fo:margin-left="0cm" fo:margin-right="0cm" fo:line-height="115%" fo:text-align="justify" style:justify-single-word="false" fo:text-indent="1.27cm" style:auto-text-indent="false" fo:break-before="auto" fo:break-after="auto" style:writing-mode="lr-tb"/>
    </style:style>
    <style:style style:name="P4" style:family="paragraph" style:parent-style-name="Standard" style:master-page-name="Standard">
      <style:paragraph-properties fo:line-height="115%" fo:text-align="justify" style:justify-single-word="false" style:page-number="auto" fo:break-before="auto" fo:break-after="auto" style:writing-mode="lr-tb"/>
    </style:style>
    <style:style style:name="P5" style:family="paragraph">
      <style:paragraph-properties fo:margin-left="0cm" fo:margin-right="0cm" fo:margin-top="0cm" fo:margin-bottom="0cm" fo:line-height="100%" fo:text-align="start" fo:text-indent="0cm" style:writing-mode="lr-tb"/>
    </style:style>
    <style:style style:name="T1" style:family="text">
      <style:text-properties fo:color="#1155cc" style:text-underline-style="solid" style:text-underline-width="auto" style:text-underline-color="font-color"/>
    </style:style>
    <style:style style:name="T2"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braz „nagłówkowy”:</text:p>
      <text:p text:style-name="P1"><text:a xlink:type="simple" xlink:href="http://static4.wikia.nocookie.net/__cb20130430160135/stormlightarchive/images/f/fd/Stormbless.png" text:style-name="Internet_20_link" text:visited-style-name="Visited_20_Internet_20_Link">http</text:a><text:a xlink:type="simple" xlink:href="http://static4.wikia.nocookie.net/__cb20130430160135/stormlightarchive/images/f/fd/Stormbless.png" text:style-name="Internet_20_link" text:visited-style-name="Visited_20_Internet_20_Link">://</text:a><text:a xlink:type="simple" xlink:href="http://static4.wikia.nocookie.net/__cb20130430160135/stormlightarchive/images/f/fd/Stormbless.png" text:style-name="Internet_20_link" text:visited-style-name="Visited_20_Internet_20_Link">static</text:a><text:a xlink:type="simple" xlink:href="http://static4.wikia.nocookie.net/__cb20130430160135/stormlightarchive/images/f/fd/Stormbless.png" text:style-name="Internet_20_link" text:visited-style-name="Visited_20_Internet_20_Link">4.</text:a><text:a xlink:type="simple" xlink:href="http://static4.wikia.nocookie.net/__cb20130430160135/stormlightarchive/images/f/fd/Stormbless.png" text:style-name="Internet_20_link" text:visited-style-name="Visited_20_Internet_20_Link">wikia</text:a><text:a xlink:type="simple" xlink:href="http://static4.wikia.nocookie.net/__cb20130430160135/stormlightarchive/images/f/fd/Stormbless.png" text:style-name="Internet_20_link" text:visited-style-name="Visited_20_Internet_20_Link">.</text:a><text:a xlink:type="simple" xlink:href="http://static4.wikia.nocookie.net/__cb20130430160135/stormlightarchive/images/f/fd/Stormbless.png" text:style-name="Internet_20_link" text:visited-style-name="Visited_20_Internet_20_Link">nocookie</text:a><text:a xlink:type="simple" xlink:href="http://static4.wikia.nocookie.net/__cb20130430160135/stormlightarchive/images/f/fd/Stormbless.png" text:style-name="Internet_20_link" text:visited-style-name="Visited_20_Internet_20_Link">.</text:a><text:a xlink:type="simple" xlink:href="http://static4.wikia.nocookie.net/__cb20130430160135/stormlightarchive/images/f/fd/Stormbless.png" text:style-name="Internet_20_link" text:visited-style-name="Visited_20_Internet_20_Link">net</text:a><text:a xlink:type="simple" xlink:href="http://static4.wikia.nocookie.net/__cb20130430160135/stormlightarchive/images/f/fd/Stormbless.png" text:style-name="Internet_20_link" text:visited-style-name="Visited_20_Internet_20_Link">/__</text:a><text:a xlink:type="simple" xlink:href="http://static4.wikia.nocookie.net/__cb20130430160135/stormlightarchive/images/f/fd/Stormbless.png" text:style-name="Internet_20_link" text:visited-style-name="Visited_20_Internet_20_Link">cb</text:a><text:a xlink:type="simple" xlink:href="http://static4.wikia.nocookie.net/__cb20130430160135/stormlightarchive/images/f/fd/Stormbless.png" text:style-name="Internet_20_link" text:visited-style-name="Visited_20_Internet_20_Link">20130430160135/</text:a><text:a xlink:type="simple" xlink:href="http://static4.wikia.nocookie.net/__cb20130430160135/stormlightarchive/images/f/fd/Stormbless.png" text:style-name="Internet_20_link" text:visited-style-name="Visited_20_Internet_20_Link">stormlightarchive</text:a><text:a xlink:type="simple" xlink:href="http://static4.wikia.nocookie.net/__cb20130430160135/stormlightarchive/images/f/fd/Stormbless.png" text:style-name="Internet_20_link" text:visited-style-name="Visited_20_Internet_20_Link">/</text:a><text:a xlink:type="simple" xlink:href="http://static4.wikia.nocookie.net/__cb20130430160135/stormlightarchive/images/f/fd/Stormbless.png" text:style-name="Internet_20_link" text:visited-style-name="Visited_20_Internet_20_Link">images</text:a><text:a xlink:type="simple" xlink:href="http://static4.wikia.nocookie.net/__cb20130430160135/stormlightarchive/images/f/fd/Stormbless.png" text:style-name="Internet_20_link" text:visited-style-name="Visited_20_Internet_20_Link">/</text:a><text:a xlink:type="simple" xlink:href="http://static4.wikia.nocookie.net/__cb20130430160135/stormlightarchive/images/f/fd/Stormbless.png" text:style-name="Internet_20_link" text:visited-style-name="Visited_20_Internet_20_Link">f</text:a><text:a xlink:type="simple" xlink:href="http://static4.wikia.nocookie.net/__cb20130430160135/stormlightarchive/images/f/fd/Stormbless.png" text:style-name="Internet_20_link" text:visited-style-name="Visited_20_Internet_20_Link">/</text:a><text:a xlink:type="simple" xlink:href="http://static4.wikia.nocookie.net/__cb20130430160135/stormlightarchive/images/f/fd/Stormbless.png" text:style-name="Internet_20_link" text:visited-style-name="Visited_20_Internet_20_Link">fd</text:a><text:a xlink:type="simple" xlink:href="http://static4.wikia.nocookie.net/__cb20130430160135/stormlightarchive/images/f/fd/Stormbless.png" text:style-name="Internet_20_link" text:visited-style-name="Visited_20_Internet_20_Link">/</text:a><text:a xlink:type="simple" xlink:href="http://static4.wikia.nocookie.net/__cb20130430160135/stormlightarchive/images/f/fd/Stormbless.png" text:style-name="Internet_20_link" text:visited-style-name="Visited_20_Internet_20_Link">Stormbless</text:a><text:a xlink:type="simple" xlink:href="http://static4.wikia.nocookie.net/__cb20130430160135/stormlightarchive/images/f/fd/Stormbless.png" text:style-name="Internet_20_link" text:visited-style-name="Visited_20_Internet_20_Link">.</text:a><text:a xlink:type="simple" xlink:href="http://static4.wikia.nocookie.net/__cb20130430160135/stormlightarchive/images/f/fd/Stormbless.png" text:style-name="Internet_20_link" text:visited-style-name="Visited_20_Internet_20_Link">png</text:a></text:p>
      <text:p text:style-name="P1"/>
      <text:p text:style-name="P1">Obrazki:</text:p>
      <text:p text:style-name="P1"><text:a xlink:type="simple" xlink:href="http://img.4plebs.org/boards/tg/image/1395/11/1395113509859.png" text:style-name="Internet_20_link" text:visited-style-name="Visited_20_Internet_20_Link">http</text:a><text:a xlink:type="simple" xlink:href="http://img.4plebs.org/boards/tg/image/1395/11/1395113509859.png" text:style-name="Internet_20_link" text:visited-style-name="Visited_20_Internet_20_Link">://</text:a><text:a xlink:type="simple" xlink:href="http://img.4plebs.org/boards/tg/image/1395/11/1395113509859.png" text:style-name="Internet_20_link" text:visited-style-name="Visited_20_Internet_20_Link">img</text:a><text:a xlink:type="simple" xlink:href="http://img.4plebs.org/boards/tg/image/1395/11/1395113509859.png" text:style-name="Internet_20_link" text:visited-style-name="Visited_20_Internet_20_Link">.4</text:a><text:a xlink:type="simple" xlink:href="http://img.4plebs.org/boards/tg/image/1395/11/1395113509859.png" text:style-name="Internet_20_link" text:visited-style-name="Visited_20_Internet_20_Link">plebs</text:a><text:a xlink:type="simple" xlink:href="http://img.4plebs.org/boards/tg/image/1395/11/1395113509859.png" text:style-name="Internet_20_link" text:visited-style-name="Visited_20_Internet_20_Link">.</text:a><text:a xlink:type="simple" xlink:href="http://img.4plebs.org/boards/tg/image/1395/11/1395113509859.png" text:style-name="Internet_20_link" text:visited-style-name="Visited_20_Internet_20_Link">org</text:a><text:a xlink:type="simple" xlink:href="http://img.4plebs.org/boards/tg/image/1395/11/1395113509859.png" text:style-name="Internet_20_link" text:visited-style-name="Visited_20_Internet_20_Link">/</text:a><text:a xlink:type="simple" xlink:href="http://img.4plebs.org/boards/tg/image/1395/11/1395113509859.png" text:style-name="Internet_20_link" text:visited-style-name="Visited_20_Internet_20_Link">boards</text:a><text:a xlink:type="simple" xlink:href="http://img.4plebs.org/boards/tg/image/1395/11/1395113509859.png" text:style-name="Internet_20_link" text:visited-style-name="Visited_20_Internet_20_Link">/</text:a><text:a xlink:type="simple" xlink:href="http://img.4plebs.org/boards/tg/image/1395/11/1395113509859.png" text:style-name="Internet_20_link" text:visited-style-name="Visited_20_Internet_20_Link">tg</text:a><text:a xlink:type="simple" xlink:href="http://img.4plebs.org/boards/tg/image/1395/11/1395113509859.png" text:style-name="Internet_20_link" text:visited-style-name="Visited_20_Internet_20_Link">/</text:a><text:a xlink:type="simple" xlink:href="http://img.4plebs.org/boards/tg/image/1395/11/1395113509859.png" text:style-name="Internet_20_link" text:visited-style-name="Visited_20_Internet_20_Link">image</text:a><text:a xlink:type="simple" xlink:href="http://img.4plebs.org/boards/tg/image/1395/11/1395113509859.png" text:style-name="Internet_20_link" text:visited-style-name="Visited_20_Internet_20_Link">/1395/11/1395113509859.</text:a><text:a xlink:type="simple" xlink:href="http://img.4plebs.org/boards/tg/image/1395/11/1395113509859.png" text:style-name="Internet_20_link" text:visited-style-name="Visited_20_Internet_20_Link">png</text:a></text:p>
      <text:p text:style-name="P1"><text:a xlink:type="simple" xlink:href="http://ecsmedia.pl/c/archiwum-burzowego-swiatla-tom-1-droga-krolow-b-iext24823607.jpg" text:style-name="Internet_20_link" text:visited-style-name="Visited_20_Internet_20_Link">http</text:a><text:a xlink:type="simple" xlink:href="http://ecsmedia.pl/c/archiwum-burzowego-swiatla-tom-1-droga-krolow-b-iext24823607.jpg" text:style-name="Internet_20_link" text:visited-style-name="Visited_20_Internet_20_Link">://</text:a><text:a xlink:type="simple" xlink:href="http://ecsmedia.pl/c/archiwum-burzowego-swiatla-tom-1-droga-krolow-b-iext24823607.jpg" text:style-name="Internet_20_link" text:visited-style-name="Visited_20_Internet_20_Link">ecsmedia</text:a><text:a xlink:type="simple" xlink:href="http://ecsmedia.pl/c/archiwum-burzowego-swiatla-tom-1-droga-krolow-b-iext24823607.jpg" text:style-name="Internet_20_link" text:visited-style-name="Visited_20_Internet_20_Link">.</text:a><text:a xlink:type="simple" xlink:href="http://ecsmedia.pl/c/archiwum-burzowego-swiatla-tom-1-droga-krolow-b-iext24823607.jpg" text:style-name="Internet_20_link" text:visited-style-name="Visited_20_Internet_20_Link">pl</text:a><text:a xlink:type="simple" xlink:href="http://ecsmedia.pl/c/archiwum-burzowego-swiatla-tom-1-droga-krolow-b-iext24823607.jpg" text:style-name="Internet_20_link" text:visited-style-name="Visited_20_Internet_20_Link">/</text:a><text:a xlink:type="simple" xlink:href="http://ecsmedia.pl/c/archiwum-burzowego-swiatla-tom-1-droga-krolow-b-iext24823607.jpg" text:style-name="Internet_20_link" text:visited-style-name="Visited_20_Internet_20_Link">c</text:a><text:a xlink:type="simple" xlink:href="http://ecsmedia.pl/c/archiwum-burzowego-swiatla-tom-1-droga-krolow-b-iext24823607.jpg" text:style-name="Internet_20_link" text:visited-style-name="Visited_20_Internet_20_Link">/</text:a><text:a xlink:type="simple" xlink:href="http://ecsmedia.pl/c/archiwum-burzowego-swiatla-tom-1-droga-krolow-b-iext24823607.jpg" text:style-name="Internet_20_link" text:visited-style-name="Visited_20_Internet_20_Link">archiwum</text:a><text:a xlink:type="simple" xlink:href="http://ecsmedia.pl/c/archiwum-burzowego-swiatla-tom-1-droga-krolow-b-iext24823607.jpg" text:style-name="Internet_20_link" text:visited-style-name="Visited_20_Internet_20_Link">-</text:a><text:a xlink:type="simple" xlink:href="http://ecsmedia.pl/c/archiwum-burzowego-swiatla-tom-1-droga-krolow-b-iext24823607.jpg" text:style-name="Internet_20_link" text:visited-style-name="Visited_20_Internet_20_Link">burzowego</text:a><text:a xlink:type="simple" xlink:href="http://ecsmedia.pl/c/archiwum-burzowego-swiatla-tom-1-droga-krolow-b-iext24823607.jpg" text:style-name="Internet_20_link" text:visited-style-name="Visited_20_Internet_20_Link">-</text:a><text:a xlink:type="simple" xlink:href="http://ecsmedia.pl/c/archiwum-burzowego-swiatla-tom-1-droga-krolow-b-iext24823607.jpg" text:style-name="Internet_20_link" text:visited-style-name="Visited_20_Internet_20_Link">swiatla</text:a><text:a xlink:type="simple" xlink:href="http://ecsmedia.pl/c/archiwum-burzowego-swiatla-tom-1-droga-krolow-b-iext24823607.jpg" text:style-name="Internet_20_link" text:visited-style-name="Visited_20_Internet_20_Link">-</text:a><text:a xlink:type="simple" xlink:href="http://ecsmedia.pl/c/archiwum-burzowego-swiatla-tom-1-droga-krolow-b-iext24823607.jpg" text:style-name="Internet_20_link" text:visited-style-name="Visited_20_Internet_20_Link">tom</text:a><text:a xlink:type="simple" xlink:href="http://ecsmedia.pl/c/archiwum-burzowego-swiatla-tom-1-droga-krolow-b-iext24823607.jpg" text:style-name="Internet_20_link" text:visited-style-name="Visited_20_Internet_20_Link">-1-</text:a><text:a xlink:type="simple" xlink:href="http://ecsmedia.pl/c/archiwum-burzowego-swiatla-tom-1-droga-krolow-b-iext24823607.jpg" text:style-name="Internet_20_link" text:visited-style-name="Visited_20_Internet_20_Link">droga</text:a><text:a xlink:type="simple" xlink:href="http://ecsmedia.pl/c/archiwum-burzowego-swiatla-tom-1-droga-krolow-b-iext24823607.jpg" text:style-name="Internet_20_link" text:visited-style-name="Visited_20_Internet_20_Link">-</text:a><text:a xlink:type="simple" xlink:href="http://ecsmedia.pl/c/archiwum-burzowego-swiatla-tom-1-droga-krolow-b-iext24823607.jpg" text:style-name="Internet_20_link" text:visited-style-name="Visited_20_Internet_20_Link">krolow</text:a><text:a xlink:type="simple" xlink:href="http://ecsmedia.pl/c/archiwum-burzowego-swiatla-tom-1-droga-krolow-b-iext24823607.jpg" text:style-name="Internet_20_link" text:visited-style-name="Visited_20_Internet_20_Link">-</text:a><text:a xlink:type="simple" xlink:href="http://ecsmedia.pl/c/archiwum-burzowego-swiatla-tom-1-droga-krolow-b-iext24823607.jpg" text:style-name="Internet_20_link" text:visited-style-name="Visited_20_Internet_20_Link">b</text:a><text:a xlink:type="simple" xlink:href="http://ecsmedia.pl/c/archiwum-burzowego-swiatla-tom-1-droga-krolow-b-iext24823607.jpg" text:style-name="Internet_20_link" text:visited-style-name="Visited_20_Internet_20_Link">-</text:a><text:a xlink:type="simple" xlink:href="http://ecsmedia.pl/c/archiwum-burzowego-swiatla-tom-1-droga-krolow-b-iext24823607.jpg" text:style-name="Internet_20_link" text:visited-style-name="Visited_20_Internet_20_Link">iext</text:a><text:a xlink:type="simple" xlink:href="http://ecsmedia.pl/c/archiwum-burzowego-swiatla-tom-1-droga-krolow-b-iext24823607.jpg" text:style-name="Internet_20_link" text:visited-style-name="Visited_20_Internet_20_Link">24823607.</text:a><text:a xlink:type="simple" xlink:href="http://ecsmedia.pl/c/archiwum-burzowego-swiatla-tom-1-droga-krolow-b-iext24823607.jpg" text:style-name="Internet_20_link" text:visited-style-name="Visited_20_Internet_20_Link">jpg</text:a></text:p>
      <text:p text:style-name="P1"><text:a xlink:type="simple" xlink:href="http://www.oroskopos.tv/contentfiles/themata/gynaika-gamos/calantinal.jpg" text:style-name="Internet_20_link" text:visited-style-name="Visited_20_Internet_20_Link">http</text:a><text:a xlink:type="simple" xlink:href="http://www.oroskopos.tv/contentfiles/themata/gynaika-gamos/calantinal.jpg" text:style-name="Internet_20_link" text:visited-style-name="Visited_20_Internet_20_Link">://</text:a><text:a xlink:type="simple" xlink:href="http://www.oroskopos.tv/contentfiles/themata/gynaika-gamos/calantinal.jpg" text:style-name="Internet_20_link" text:visited-style-name="Visited_20_Internet_20_Link">www</text:a><text:a xlink:type="simple" xlink:href="http://www.oroskopos.tv/contentfiles/themata/gynaika-gamos/calantinal.jpg" text:style-name="Internet_20_link" text:visited-style-name="Visited_20_Internet_20_Link">.</text:a><text:a xlink:type="simple" xlink:href="http://www.oroskopos.tv/contentfiles/themata/gynaika-gamos/calantinal.jpg" text:style-name="Internet_20_link" text:visited-style-name="Visited_20_Internet_20_Link">oroskopos</text:a><text:a xlink:type="simple" xlink:href="http://www.oroskopos.tv/contentfiles/themata/gynaika-gamos/calantinal.jpg" text:style-name="Internet_20_link" text:visited-style-name="Visited_20_Internet_20_Link">.</text:a><text:a xlink:type="simple" xlink:href="http://www.oroskopos.tv/contentfiles/themata/gynaika-gamos/calantinal.jpg" text:style-name="Internet_20_link" text:visited-style-name="Visited_20_Internet_20_Link">tv</text:a><text:a xlink:type="simple" xlink:href="http://www.oroskopos.tv/contentfiles/themata/gynaika-gamos/calantinal.jpg" text:style-name="Internet_20_link" text:visited-style-name="Visited_20_Internet_20_Link">/</text:a><text:a xlink:type="simple" xlink:href="http://www.oroskopos.tv/contentfiles/themata/gynaika-gamos/calantinal.jpg" text:style-name="Internet_20_link" text:visited-style-name="Visited_20_Internet_20_Link">contentfiles</text:a><text:a xlink:type="simple" xlink:href="http://www.oroskopos.tv/contentfiles/themata/gynaika-gamos/calantinal.jpg" text:style-name="Internet_20_link" text:visited-style-name="Visited_20_Internet_20_Link">/</text:a><text:a xlink:type="simple" xlink:href="http://www.oroskopos.tv/contentfiles/themata/gynaika-gamos/calantinal.jpg" text:style-name="Internet_20_link" text:visited-style-name="Visited_20_Internet_20_Link">themata</text:a><text:a xlink:type="simple" xlink:href="http://www.oroskopos.tv/contentfiles/themata/gynaika-gamos/calantinal.jpg" text:style-name="Internet_20_link" text:visited-style-name="Visited_20_Internet_20_Link">/</text:a><text:a xlink:type="simple" xlink:href="http://www.oroskopos.tv/contentfiles/themata/gynaika-gamos/calantinal.jpg" text:style-name="Internet_20_link" text:visited-style-name="Visited_20_Internet_20_Link">gynaika</text:a><text:a xlink:type="simple" xlink:href="http://www.oroskopos.tv/contentfiles/themata/gynaika-gamos/calantinal.jpg" text:style-name="Internet_20_link" text:visited-style-name="Visited_20_Internet_20_Link">-</text:a><text:a xlink:type="simple" xlink:href="http://www.oroskopos.tv/contentfiles/themata/gynaika-gamos/calantinal.jpg" text:style-name="Internet_20_link" text:visited-style-name="Visited_20_Internet_20_Link">gamos</text:a><text:a xlink:type="simple" xlink:href="http://www.oroskopos.tv/contentfiles/themata/gynaika-gamos/calantinal.jpg" text:style-name="Internet_20_link" text:visited-style-name="Visited_20_Internet_20_Link">/</text:a><text:a xlink:type="simple" xlink:href="http://www.oroskopos.tv/contentfiles/themata/gynaika-gamos/calantinal.jpg" text:style-name="Internet_20_link" text:visited-style-name="Visited_20_Internet_20_Link">calantinal</text:a><text:a xlink:type="simple" xlink:href="http://www.oroskopos.tv/contentfiles/themata/gynaika-gamos/calantinal.jpg" text:style-name="Internet_20_link" text:visited-style-name="Visited_20_Internet_20_Link">.</text:a><text:a xlink:type="simple" xlink:href="http://www.oroskopos.tv/contentfiles/themata/gynaika-gamos/calantinal.jpg" text:style-name="Internet_20_link" text:visited-style-name="Visited_20_Internet_20_Link">jpg</text:a></text:p>
      <text:p text:style-name="P1"/>
      <text:p text:style-name="P1"/>
      <text:p text:style-name="P2">Pierwsza część cyklu „Archiwum Burzowego Światła” zwana „Drogą Królów” jest niemal wszędzie wychwalana pod niebiosa. Czy to dzieło jest rzeczywiście aż tak dobre?</text:p>
      <text:p text:style-name="P1"><text:s/></text:p>
      <text:p text:style-name="P2">Pozwolę sobie zerwać z tradycyjnym układem recenzji, gdzie ocena zwykle pojawia się na samym końcu i już teraz napiszę – owszem, jest. Więc nie siedź dłużej przed kompem, czytając moje mizerne wypociny, tylko leć do księgarni czy biblioteki i chwytaj w garść „Drogę Królów”, bo każda minuta, w której tego nie zrobisz, jest minutą, w której mógłbyś chłonąć niesamowity świat wykreowany przez Brandona Sandersona.</text:p>
      <text:p text:style-name="P2">Książka wpada w ramy, jak niektórzy mawiają, „fantasy pogodowego”. Podobnie jak u Martina życie bohaterów podporządkowane było trwającym po kilka lat porom roku, tak tutaj wszystko podlega tzw. arcyburzom – potężnym nawałnicom, które dość często przetaczają się przez Roshar. Niemożność znalezienia schronienia w czasie arcyburzy oznacza pewną śmierć, a jedną z najgorszych kar dla przestępców jest zostanie związanym i wywieszonym na zewnątrz na czas ich trwania. Na pocieszenie delikwent zwykle dostaje informację, że jeśli przeżyje, zostanie ułaskawiony.</text:p>
      <text:p text:style-name="P2">Nie pamiętam, kiedy ostatnio jakiś świat został przedstawiony tak cudownie jak Roshar. Żyjące rośliny, które chowają się pod ziemię, aby przechodzący ludzie ich nie zdeptali. Wielkie, przypominające kraby stwory pełniące rolę zwierząt pociągowych. Podział klas społecznych oparty nie na kolorze skóry, ale barwie oczu. Mało? Co powiecie na zerwanie ze wszelkimi tradycyjnymi walutami i zastąpienie ich kulami z Burzowym Światłem, które napełniają się nim w czasie arcyburz, zyskując na wartości? Nawet magia nie jest typowa i w większości przypadków także opiera się na kryształach z Burzowym Światłem, używanych dzięki swego rodzaju amuletom.</text:p>
      <text:p text:style-name="P2">Ale prawdziwym majstersztykiem są spreny. Najprościej opisać je jako „duchy”, które pojawiają się… cóż, właściwie wszędzie. Ktoś gra na harfie? Obok niego w powietrzu zaczną latać muzykospreny. Ktoś jest ranny? Bólospreny będą owijać się wokół jego rany, dodatkowo unaoczniając cierpienie. Hula wiatr? Przypatrz się dobrze, a dostrzeżesz wśród podmuchów wiatrospreny bawiące się niesionymi liśćmi. Cudo!</text:p>
      <text:p text:style-name="P2">Książka jest podzielona na rozdziały, z których każdy skupia się na innej postaci, choć zdarzają się fragmenty „wymieszane”. Smaczku dodają także krótkie notki na ich początku, niosące za sobą niezrozumiałe (początkowo) przesłanie. W każdym z planowanych na dziesięć tomów cyklu jeden z bohaterów staje się też postacią centralną, której retrospekcje dodatkowo poznajemy. I to właśnie oni są jednym z największych plusów „Drogi Królów”.</text:p>
      <text:p text:style-name="P2"><text:soft-page-break/>Shallan to badaczka, która opuściła rodzinny dom, chcąc odszukać Jasnah – najsłynniejszą i największą uczoną w historii – aby móc kształcić się pod jej okiem. Kiedy Shallan w końcu ją odnajduje, okazuje się, że dostanie się do terminu u tak wpływowej i mądrej kobiety będzie graniczyło z cudem. Jednak Shallan z uporem godnym maniaka dąży do tego, bo poza chęcią zdobycia wiedzy ma jeszcze pewne ważne zadanie do wykonania, od którego zależy los jej rodziny. Rozdziały z Shallan to przede wszystkim nauka i filozofia. Najwięcej o świecie Roshar dowiadujemy się właśnie z nich – o historii, religii, sposobie działania niektórych wynalazków czy podstawowych informacji na temat sprenów. Od razu rzuca się też w oczy ciekawy podział – w tym świecie to kobiety potrafią czytać i pisać, dzięki czemu wszelka sztuka czy nauka jest przez nie zdominowana, a mężczyźni zajmują się sprawami… cóż, typowo męskimi, jak wojowanie czy rządzenie.</text:p>
      <text:p text:style-name="P2">Takim właśnie mężczyzną jest Dalinar Kholin, nasz drugi bohater, jeden z dziesięciu arcyksiążąt, wybitny wojownik i dobry władca. Typowy RPG-owy paladyn, można by rzec. Tłem jego historii jest konflikt ludzi z rasą zwaną Parshmenami na Strzaskanych Równinach, nieprzyjaznym miejscu pełnym wzgórz i kanionów. Nie jest to jednak typowa wojna, bo ważniejsze od wyniszczenia przeciwnika jest zdobywanie drogocennych klejnotów, które wyrywa się (dosłownie) z ciał ogromnych, siejących spustoszenie bestii. Dalinar posiada dwa potężne, rzadko spotykane przedmioty – Pancerz oraz Ostrze Odprysku. Ten pierwszy jest swego rodzaju średniowieczną zbroją Iron Mana, wzmacniającą siłę i szybkość nosiciela. Z kolei Ostrze to wielki miecz, który można przyzwać w ciągu kilku sekund i który nie zabija ciała, lecz tnie samą duszę. Dalinara obserwujemy głównie w mieście-obozie wojskowym, gdzie stawia czoła nie tylko Parshmenom, ale walczy też z intrygami politycznymi innych arcyksiążąt. I próbuje zrozumieć wizje, których od jakiegoś czasu doświadcza w trakcie arcyburz.</text:p>
      <text:p text:style-name="P2">Kaladin, ongiś chirurg, który na skutek zawirowań losu musiał wstąpić do wojska, a na skutek kolejnych zawirowań losu stał się niewolnikiem, to postać centralna „Drogi Królów”. On również bierze udział w potyczkach z Parshmenami, ale jako jeden z tzw. mostowych, których zadaniem jest noszenie specjalnych mostów, aby umożliwić wojskom przeprawienie się przez wąwozy i rozpadliny. Mostowi to zbieranina przestępców, wyrzutków i niewolników, z którymi nikt się nie liczy, traktowanych jak przysłowiowe mięso armatnie. Kaladin za wszelką cenę chce się jednak utrzymać przy życiu, a może to zrobić jedynie w jeden sposób – musi zdobyć zaufanie tych najgorszych męt społeczeństwa i zrobić z nich prawdziwych żołnierzy… W międzyczasie u jego boku pojawia się osobliwy towarzysz – spren, który najwyraźniej go sobie upatrzył i nieustannie wokół niego krąży. Początkowo nasz bohater traktuje sprena jako niegroźny drobiazg czy wręcz wymysł własnej wyobraźni, ale z czasem staje się jasne, że jest on czymś więcej. Powiem wprost – jedna z dalszych scen z udziałem tego nietypowego duetu sprawiła, że po raz pierwszy od dawien dawna autentycznie się wzruszyłem w czasie lektury.</text:p>
      <text:p text:style-name="P2">Szeth to postać, którą poznajemy już w pierwszym rozdziale. Wiele można by o nim powiedzieć, wiele słów można by użyć, aby go opisać, ale po przeczytaniu zaledwie kilku stron z jego udziałem na usta ciśnie się jedno, mało książkowe określenie – jest<office:annotation><dc:date>0000-00-00T00:00:00</dc:date><text:p text:style-name="P5"><text:span text:style-name="T2">Uczucia i ars poetica, ale można by było wygwiazdkować, to dzieci czytają.</text:span></text:p></office:annotation><office:annotation><dc:date>0000-00-00T00:00:00</dc:date><text:p text:style-name="P5"><text:span text:style-name="T2">Śmiem twierdzić, że dzieci znają gorsze słowa, niemniej dodałem formę cenzury.</text:span></text:p></office:annotation> za&lt;yay&gt;bisty. Dlaczego? Ano Szeth jest nie tylko skrytobójcą władającym Ostrzem Odprysku, ale także Mocowiążcą, osobą obdarzoną zdolnością wyciągania Burzowego Światła z kul i dokonywania za jego pomocą niesamowitych akrobacji, jak choćby bieg po ścianie. „Matrixowe” sceny walki w książce high fantasy? Gdybym nie widział tego na własne oczy, nigdy bym nie uwierzył, że to się może udać. Ale mimo to Szeth nie jest postacią typu Gary Stu, co więcej – powiedziałbym, <text:soft-page-break/>że jest jego los jest najtragiczniejszy ze wszystkich. Każde zabójstwo to następna rana na jego własnej duszy, ale związany przysięgą, musi służyć kolejnym panom, a od tej służby uwolnić może go jedynie śmierć, której sam sobie nie może jednak zadać. I co najważniejsze, tragizm tej (i nie tylko tej) postaci nie ogranicza się do krótkich myśli czy narzekań, tylko naprawdę go czuć. Sanderson zdołał w rewelacyjny sposób oddać rozterki i uczucia bohaterów.</text:p>
      <text:p text:style-name="P3">Jednak książka nie jest pozbawiona wad, a większość z nich łączy się z jej objętością. Raz, że słusznych rozmiarów tomisko po prostu źle się trzyma w czasie czytania, a dwa – niektóre fragmenty siłą rzeczy są nieco rozwlekłe. Dotyczy to głównie rozdziałów z Kadalinem – o ile rozdziały o walce na Strzaskanych Równinach są przewyborne, tak wspomnienia o jego młodzieńczych latach, kiedy razem z ojcem pracował jako chirurg, w wielu miejscach po prostu nużą. Być może zauważyliście też, że do tej pory właściwie nie wspomniałem o głównej osi fabularnej. A stało się tak, ponieważ… praktycznie się jej nie widzi. Wątek pierwszoplanowy daje się zauważać najłatwiej w rozdziałach z Dalinarem, ale poza tym pojawiają się jedynie drobne wzmianki o nadchodzącej Wielkiej Wojnie i rychłym końcu świata, któremu oczywiście trzeba zapobiec. Główny wątek zostaje zepchnięty w tło przez teraźniejsze zmagania bohaterów, przypominając nam o sobie dopiero pod sam koniec.</text:p>
      <text:p text:style-name="P3">Mimo tego kniga wciąga niesamowicie, a niemal tysiąc stron mija nam niezauważenie. Przyczynia się do tego także bardzo dobre polskie tłumaczenie. Co prawda w oczy rzucają się wcale nie tak rzadkie powtórzenia, a niektóre nazwy wywołują lekki zgrzyt zębów (nienawiściospren), ale większość tego wpada pod specyfikę języka i czepianie się byłoby nie na miejscu. Niestety, dość blado wypadają pieśni i inne kwestie rymowane, które miejscami wyglądają na przełożone na odpier… w pośpiechu, znaczy się. Czyli sens jest zachowany, ale część rymów pogubiła się po drodze. Bardzo chwali się za to porządną korektę – o ile w przekładzie np. „Ogrodów Księżyca” Ericssona co rusz można było znaleźć jakąś literówkę (i to w trzecim wydaniu!), tak tutaj na całą książkę dopatrzyłem się raptem dwóch czy trzech.</text:p>
      <text:p text:style-name="P3">Cóż mogę rzec na koniec? „Droga Królów” to pozycja obowiązkowa dla każdego miłośnika fantastyki. Do końca całości jeszcze długa droga (autor w tej chwili jest w trakcie pisania trzeciej części), ale jeśli kolejne tomy będą równie dobre, to za kilka lat Brandon Sanderson może bez trudu wygrać grę o tron (żart zamierzony) najlepszego pisarza fantas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2</meta:editing-cycles>
    <dc:date>2015-04-11T18:56:07.668000000</dc:date>
    <meta:editing-duration>PT12M19S</meta:editing-duration>
    <meta:document-statistic meta:table-count="0" meta:image-count="0" meta:object-count="0" meta:page-count="3" meta:paragraph-count="20" meta:word-count="1349" meta:character-count="9395" meta:non-whitespace-character-count="8049"/>
  </office:meta>
</office:document-meta>
</file>